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ContextImpl.InputContextImpl( HttpServletRequest request ,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ContextImpl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ContextImpl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ContextImpl.getModific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ContextImpl.get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ContextImpl.getConten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ContextImpl.has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ContextImp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